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0" style:family="table-column">
      <style:table-column-properties fo:break-before="auto" style:column-width="1.2437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4" style:family="table-column">
      <style:table-column-properties fo:break-before="auto" style:column-width="0.8925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1" style:family="table-column">
      <style:table-column-properties fo:break-before="auto" style:column-width="5.5075in"/>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67" style:family="table-row">
      <style:table-row-properties style:row-height="0.6409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74" style:family="table-row">
      <style:table-row-properties style:row-height="1.0945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0" style:family="table-row">
      <style:table-row-properties style:row-height="0.1752in" fo:break-before="auto" style:use-optimal-row-height="true"/>
    </style:style>
    <style:style style:name="ro72" style:family="table-row">
      <style:table-row-properties style:row-height="0.211in" fo:break-before="auto" style:use-optimal-row-height="true"/>
    </style:style>
    <style:style style:name="ro73" style:family="table-row">
      <style:table-row-properties style:row-height="0.3555in" fo:break-before="auto" style:use-optimal-row-height="true"/>
    </style:style>
    <style:style style:name="ro75" style:family="table-row">
      <style:table-row-properties style:row-height="2.3256in" fo:break-before="auto" style:use-optimal-row-height="true"/>
    </style:style>
    <style:style style:name="ro78" style:family="table-row">
      <style:table-row-properties style:row-height="1.1236in" fo:break-before="auto" style:use-optimal-row-height="true"/>
    </style:style>
    <style:style style:name="ro79" style:family="table-row">
      <style:table-row-properties style:row-height="4.2953in" fo:break-before="auto" style:use-optimal-row-height="true"/>
    </style:style>
    <style:style style:name="ro80" style:family="table-row">
      <style:table-row-properties style:row-height="0.5118in" fo:break-before="auto" style:use-optimal-row-height="true"/>
    </style:style>
    <style:style style:name="ro81" style:family="table-row">
      <style:table-row-properties style:row-height="1.8362in" fo:break-before="auto" style:use-optimal-row-height="true"/>
    </style:style>
    <style:style style:name="ro82" style:family="table-row">
      <style:table-row-properties style:row-height="2.0382in" fo:break-before="auto" style:use-optimal-row-height="true"/>
    </style:style>
    <style:style style:name="ro83" style:family="table-row">
      <style:table-row-properties style:row-height="2.6264in" fo:break-before="auto" style:use-optimal-row-height="true"/>
    </style:style>
    <style:style style:name="ro84" style:family="table-row">
      <style:table-row-properties style:row-height="2.6598in" fo:break-before="auto" style:use-optimal-row-height="true"/>
    </style:style>
    <style:style style:name="ro85" style:family="table-row">
      <style:table-row-properties style:row-height="2.7819in" fo:break-before="auto" style:use-optimal-row-height="true"/>
    </style:style>
    <style:style style:name="ro86" style:family="table-row">
      <style:table-row-properties style:row-height="1.4244in" fo:break-before="auto" style:use-optimal-row-height="true"/>
    </style:style>
    <style:style style:name="ro90" style:family="table-row">
      <style:table-row-properties style:row-height="0.9681in" fo:break-before="auto" style:use-optimal-row-height="true"/>
    </style:style>
    <style:style style:name="ro91" style:family="table-row">
      <style:table-row-properties style:row-height="2.5925in" fo:break-before="auto" style:use-optimal-row-height="true"/>
    </style:style>
    <style:style style:name="ro92" style:family="table-row">
      <style:table-row-properties style:row-height="1.8807in" fo:break-before="auto" style:use-optimal-row-height="true"/>
    </style:style>
    <style:style style:name="ro93" style:family="table-row">
      <style:table-row-properties style:row-height="0.1866in" fo:break-before="auto" style:use-optimal-row-height="true"/>
    </style:style>
    <style:style style:name="ro94" style:family="table-row">
      <style:table-row-properties style:row-height="0.9429in" fo:break-before="auto" style:use-optimal-row-height="true"/>
    </style:style>
    <style:style style:name="ro95" style:family="table-row">
      <style:table-row-properties style:row-height="0.4898in" fo:break-before="auto" style:use-optimal-row-height="true"/>
    </style:style>
    <style:style style:name="ro96" style:family="table-row">
      <style:table-row-properties style:row-height="2.4571in" fo:break-before="auto" style:use-optimal-row-height="true"/>
    </style:style>
    <style:style style:name="ro97" style:family="table-row">
      <style:table-row-properties style:row-height="1.3437in" fo:break-before="auto" style:use-optimal-row-height="true"/>
    </style:style>
    <style:style style:name="ro98" style:family="table-row">
      <style:table-row-properties style:row-height="1.5484in" fo:break-before="auto" style:use-optimal-row-height="true"/>
    </style:style>
    <style:style style:name="ro99" style:family="table-row">
      <style:table-row-properties style:row-height="0.7925in" fo:break-before="auto" style:use-optimal-row-height="true"/>
    </style:style>
    <style:style style:name="ro100" style:family="table-row">
      <style:table-row-properties style:row-height="2.75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2" style:family="table-cell" style:parent-style-name="Default" style:data-style-name="N100">
      <style:table-cell-properties style:text-align-source="fix" style:repeat-content="false" fo:wrap-option="wrap"/>
      <style:paragraph-properties fo:text-align="end"/>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6" style:family="table-cell" style:parent-style-name="Default">
      <style:table-cell-properties fo:wrap-option="wrap"/>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3"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74" style:family="table-cell" style:parent-style-name="Default" style:data-style-name="N100">
      <style:table-cell-properties fo:background-color="transparent" fo:wrap-option="wrap"/>
    </style:style>
    <style:style style:name="ce75"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76"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7"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8" style:family="table-cell" style:parent-style-name="Default" style:data-style-name="N100">
      <style:table-cell-properties style:text-align-source="fix" style:repeat-content="false"/>
      <style:paragraph-properties fo:text-align="end"/>
    </style:style>
    <style:style style:name="ce7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81" style:family="table-cell" style:parent-style-name="Default" style:data-style-name="N100">
      <style:table-cell-properties fo:wrap-option="wrap"/>
      <style:text-properties style:font-size-complex="5.65000009536743pt"/>
    </style:style>
    <style:style style:name="ce82"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3"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4"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8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0" style:family="table-cell" style:parent-style-name="Default" style:data-style-name="N100">
      <style:table-cell-properties style:text-align-source="fix" style:repeat-content="false" fo:wrap-option="no-wrap"/>
      <style:paragraph-properties fo:text-align="start"/>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10" style:family="text">
      <style:text-properties style:font-size-complex="5.69999980926514pt"/>
    </style:style>
    <style:style style:name="T13" style:family="text">
      <style:text-properties fo:font-size="10pt" style:font-size-asian="10pt" style:font-size-complex="5.69999980926514pt"/>
    </style:style>
    <style:style style:name="T12" style:family="text">
      <style:text-properties fo:font-size="10pt" fo:font-weight="bold" style:font-size-asian="10pt" style:font-weight-asian="bold" style:font-size-complex="5.69999980926514pt" style:font-weight-complex="bold"/>
    </style:style>
    <style:style style:name="T11" style:family="text">
      <style:text-properties fo:font-weight="bold" style:font-weight-asian="bold" style:font-size-complex="5.69999980926514pt" style:font-weight-complex="bold"/>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17" style:family="text">
      <style:text-properties fo:font-size="12pt"/>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48" style:family="text">
      <style:text-properties fo:font-size="12pt" fo:font-weight="bold" style:font-name-asian="Arial Unicode MS1" style:font-size-asian="12pt" style:font-weight-asian="bold" style:font-name-complex="Arial Unicode MS1" style:font-size-complex="12pt" style:font-weight-complex="bold"/>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style:font-name="Arial Unicode MS" fo:font-size="8pt" style:font-name-asian="Arial Unicode MS" style:font-size-asian="8pt" style:font-name-complex="Arial Unicode MS" style:font-size-complex="4.59999990463257pt"/>
    </style:style>
    <style:style style:name="T51" style:family="text">
      <style:text-properties fo:font-size="12pt" style:font-size-asian="12pt" style:font-size-complex="12pt"/>
    </style:style>
    <style:style style:name="T52" style:family="text">
      <style:text-properties style:font-name="Arial" fo:font-size="8pt" style:font-name-asian="Arial" style:font-size-asian="8pt" style:font-name-complex="Arial" style:font-size-complex="4.59999990463257pt"/>
    </style:style>
    <style:style style:name="T53"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4" style:family="text">
      <style:text-properties fo:language="en" fo:country="US" style:font-size-complex="5.69999980926514pt"/>
    </style:style>
    <style:style style:name="T55" style:family="text">
      <style:text-properties fo:language="en" fo:country="US" fo:font-weight="bold" style:font-weight-asian="bold" style:font-size-complex="5.69999980926514pt" style:font-weight-complex="bold"/>
    </style:style>
    <style:style style:name="T56" style:family="text">
      <style:text-properties fo:font-size="10pt" fo:language="en" fo:country="US" fo:font-weight="bold" style:font-size-asian="10pt" style:font-weight-asian="bold" style:font-size-complex="5.69999980926514pt" style:font-weight-complex="bold"/>
    </style:style>
    <style:style style:name="T57" style:family="text">
      <style:text-properties fo:font-size="10pt" fo:language="en" fo:country="US" fo:font-weight="normal" style:font-size-asian="10pt" style:font-weight-asian="normal" style:font-size-complex="5.69999980926514pt" style:font-weight-complex="normal"/>
    </style:style>
    <style:style style:name="T58"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9"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0"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1"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2"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3"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85" table:default-cell-style-name="ce1"/>
        <table:table-column table:style-name="co95" table:default-cell-style-name="ce1"/>
        <table:table-column table:style-name="co3" table:default-cell-style-name="ce1"/>
        <table:table-column table:style-name="co4" table:default-cell-style-name="ce1"/>
        <table:table-column table:style-name="co96" table:default-cell-style-name="ce1"/>
        <table:table-column table:style-name="co97" table:default-cell-style-name="ce1"/>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2">
          <table:table-cell table:style-name="Default" office:value-type="string">
            <text:p>Sum: 69 + 141 + 208 + 407 = <text:span text:style-name="T1">825</text:span>. <text:s/>[Note: 825 / 25 = <text:span text:style-name="T23">33</text:span>.]</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Note: <text:s/>The spreadsheet below is not complete. <text:s/>Start searching for “fact” and adding entries starting with page 178.</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73">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5">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78">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78">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he letter that follows talks about a time factor. <text:s/>See next entry in this spreadsheet.</text:p>
          </table:table-cell>
        </table:table-row>
        <table:table-row table:style-name="ro79">
          <table:table-cell office:value-type="string">
            <text:p>6</text:p>
          </table:table-cell>
          <table:table-cell office:value-type="string">
            <text:p>62</text:p>
          </table:table-cell>
          <table:table-cell table:style-name="ce72" office:value-type="string">
            <text:p>January 15, 1927</text:p>
          </table:table-cell>
          <table:table-cell/>
          <table:table-cell table:style-name="ce3" office:value-type="string">
            <text:p><text:span text:style-name="T31">Texarkana, Texas.</text:span></text:p>
            <text:p><text:span text:style-name="T31">January 15, 1927.</text:span></text:p>
            <text:p><text:span text:style-name="T31">Mr. </text:span><text:span text:style-name="T48">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ime factor of 18? <text:s/></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0">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81">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49">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ime factor of 5?</text:p>
            <text:p>“The Palace of Minos” is quoted, using the capital letters, it is 374 = 360 + 14. <text:s/></text:p>
            <text:p>The page number if 77.</text:p>
            <text:p>“100 years or 1000 years” is mentioned earlier on the page.</text:p>
          </table:table-cell>
        </table:table-row>
        <table:table-row table:style-name="ro82">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88" office:value-type="string">
            <text:p>See the counts for the quotes and all-caps phrases on this page. <text:s/>It may be that all the quotes in this chapter are giving Time Factors to be used with LOV.</text:p>
          </table:table-cell>
        </table:table-row>
        <table:table-row table:style-name="ro83">
          <table:table-cell/>
          <table:table-cell office:value-type="string">
            <text:p>82</text:p>
          </table:table-cell>
          <table:table-cell table:style-name="ce73" office:value-type="string">
            <text:p>January 29, 1922</text:p>
          </table:table-cell>
          <table:table-cell/>
          <table:table-cell office:value-type="string">
            <text:p>Some evidence of long-range predictions which have been fulfilled, that has attracted attention, appeared in the <text:span text:style-name="T49">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75" office:value-type="string">
            <text:p>“New York American” is italicized and reduces to 76 in numerology. <text:s/>“New York “American” is again mentioned on page 77. <text:s/>82 – 77 = 5. <text:s/>Time factor of 5?</text:p>
            <text:p><text:span text:style-name="T52"/></text:p>
            <text:p><text:span text:style-name="T53">Fides Intrepida: F = 6, I = 9: TF = 69?</text:span></text:p>
            <text:p><text:span text:style-name="T53">Unwavering Faith: U = 3, F = 6, TF = 36?</text:span></text:p>
            <text:p><text:span text:style-name="T53"/></text:p>
            <text:p><text:span text:style-name="T53">Evil period connected to “fact”: 1926 – 1932 (7 year period). <text:s/>Bad years 1928, 1930, 1932. <text:s/></text:span></text:p>
            <text:p><text:span text:style-name="T53"/></text:p>
            <text:p><text:span text:style-name="T53">Pope is mentioned connected to 266. <text:s/>TF = 266?</text:span></text:p>
            <text:p><text:span text:style-name="T53">Pope connection to pg. 396. <text:s/>396 – 82 = 314. <text:s/>Check to see what distance measurement is used on pg. 396 to confirm. </text:span></text:p>
          </table:table-cell>
        </table:table-row>
        <table:table-row table:style-name="ro84">
          <table:table-cell/>
          <table:table-cell office:value-type="string">
            <text:p>101</text:p>
          </table:table-cell>
          <table:table-cell table:style-name="ce73"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0"/></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75" office:value-type="string">
            <text:p>Various numbers mentioned on this page, in addition to the number 16. <text:s/>TF = 16 ?</text:p>
            <text:p/>
            <text:p>The time difference between May 7, 1927 and June 9 , 1927 is exactly 33 days. <text:s/>TF = 33?</text:p>
          </table:table-cell>
        </table:table-row>
        <table:table-row table:style-name="ro85">
          <table:table-cell/>
          <table:table-cell office:value-type="string">
            <text:p>140-141 (“fact” mentioned on pg. 141).</text:p>
          </table:table-cell>
          <table:table-cell table:style-name="ce73"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75" office:value-type="string">
            <text:p>141 is 1.414 or sqrt(2).</text:p>
            <text:p/>
            <text:p>Is the station important to the time factor in some way? <text:s/>Also, it appears Lindbergh may be connected to the factor also. <text:s/></text:p>
          </table:table-cell>
        </table:table-row>
        <table:table-row table:style-name="ro8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0">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91">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6"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2">
          <table:table-cell table:style-name="Default"/>
          <table:table-cell office:value-type="string">
            <text:p>177</text:p>
          </table:table-cell>
          <table:table-cell office:value-type="string">
            <text:p>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6"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13">
          <table:table-cell table:style-name="Default"/>
          <table:table-cell office:value-type="string">
            <text:p>178</text:p>
          </table:table-cell>
          <table:table-cell table:number-columns-repeated="3"/>
          <table:table-cell table:style-name="ce6"/>
        </table:table-row>
        <table:table-row table:style-name="ro9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1">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8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1"> </text:span><text:span text:style-name="T23">time</text:span><text:span text:style-name="T51">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5">
          <table:table-cell/>
          <table:table-cell office:value-type="string">
            <text:p>201-202. <text:s/>Note: It is pg. 202 that has the word "factor".</text:p>
          </table:table-cell>
          <table:table-cell table:number-columns-repeated="2"/>
          <table:table-cell table:style-name="ce7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3">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4">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76">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94">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95">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7">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4">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4">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27">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93">
          <table:table-cell table:style-name="ce76" office:value-type="string">
            <text:p>rluu: The St. Marie is a small Ezekiel Airplane. <text:s/>Read document <text:s/>“EzekielAirplane.odt” which is the text describing the Ezekiel Airplane. <text:s/></text:p>
          </table:table-cell>
          <table:table-cell table:style-name="ce79" table:number-columns-repeated="5"/>
          <table:table-cell table:style-name="ce90" table:number-columns-repeated="1018"/>
        </table:table-row>
        <table:table-row table:style-name="ro93">
          <table:table-cell table:style-name="ce77" office:value-type="string">
            <text:p>rluu: This spreadsheet page will just have the information about the St. Marie, and its uses starting from when it was identified.</text:p>
          </table:table-cell>
          <table:table-cell table:style-name="ce79" table:number-columns-repeated="5"/>
          <table:table-cell table:style-name="ce90" table:number-columns-repeated="1018"/>
        </table:table-row>
        <table:table-row table:style-name="ro93">
          <table:table-cell table:style-name="ce77" office:value-type="string">
            <text:p>rluu: See WITS posts: #19629, #18658, and the reloaded 118 post.</text:p>
          </table:table-cell>
          <table:table-cell table:style-name="ce79" table:number-columns-repeated="5"/>
          <table:table-cell table:style-name="ce90" table:number-columns-repeated="1018"/>
        </table:table-row>
        <table:table-row table:style-name="ro60">
          <table:table-cell table:style-name="ce77"/>
          <table:table-cell table:style-name="ce79" table:number-columns-repeated="5"/>
          <table:table-cell table:style-name="ce90" table:number-columns-repeated="1018"/>
        </table:table-row>
        <table:table-row table:style-name="ro13">
          <table:table-cell table:style-name="ce77" office:value-type="string">
            <text:p>rluu_20130629: “The St. Marie” has capital letters: T = 3, S = 1, M = 4: or 314 or the number pi (3.14).</text:p>
          </table:table-cell>
          <table:table-cell table:style-name="ce79" table:number-columns-repeated="5"/>
          <table:table-cell table:style-name="ce90" table:number-columns-repeated="1018"/>
        </table:table-row>
        <table:table-row table:style-name="ro60">
          <table:table-cell table:style-name="ce77"/>
          <table:table-cell table:style-name="ce79" table:number-columns-repeated="5"/>
          <table:table-cell table:style-name="ce90" table:number-columns-repeated="1018"/>
        </table:table-row>
        <table:table-row table:style-name="ro9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94">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96">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0" office:value-type="string">
            <text:p><text:span text:style-name="T54">In the early part of 1928 Robert calculated that war was inevitable between </text:span><text:span text:style-name="T55">England</text:span><text:span text:style-name="T54"> and </text:span><text:span text:style-name="T55">Russia</text:span><text:span text:style-name="T54">. He figured that the war would start not later than the </text:span><text:span text:style-name="T55">summer</text:span><text:span text:style-name="T54"> and that many nations would be involved and that later an attack on the United States would come. </text:span><text:span text:style-name="T56">His first airplane was now completed</text:span><text:span text:style-name="T54">,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56">boy wizard of Wall Street </text:span><text:span text:style-name="T57">[connection to page 200] </text:span><text:span text:style-name="T54">was now hailed as </text:span><text:span text:style-name="T56">a new Lindbergh of the air</text:span><text:span text:style-name="T54">.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83" office:value-type="string">
            <text:p><text:span text:style-name="T58">This is describing his first airplane, the St. Marie. <text:s/>Regarding “</text:span><text:span text:style-name="T59">boy wizard of Wall Street”, there's a </text:span><text:span text:style-name="T60">connection to page 200. <text:s/>It is strange that the boy and wizard are not capitalized. <text:s/></text:span></text:p>
          </table:table-cell>
          <table:table-cell table:number-columns-repeated="1018"/>
        </table:table-row>
        <table:table-row table:style-name="ro94">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97">
          <table:table-cell table:style-name="ce78" office:value-type="string">
            <text:p>19</text:p>
          </table:table-cell>
          <table:table-cell table:style-name="ce78"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84" office:value-type="string">
            <text:p><text:span text:style-name="T17">Note that Summer of 1928 is highlighted, and then a specific part of the month is given for the same event </text:span><text:span text:style-name="T61"><text:s/>(on page 226)</text:span><text:span text:style-name="T17">. <text:s/>Thus, Gann wants us to pay attention to the season here. <text:s/></text:span></text:p>
          </table:table-cell>
          <table:table-cell table:number-columns-repeated="1018"/>
        </table:table-row>
        <table:table-row table:style-name="ro98">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9" office:value-type="string">
            <text:p>What is a <text:span text:style-name="T1">radio</text:span>gram? <text:s/><text:span text:style-name="T62">Note also, that they greet Robert on his </text:span><text:span text:style-name="T63">return</text:span><text:span text:style-name="T62">.</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99">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1"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1"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00">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8" office:value-type="string">
            <text:p>20</text:p>
          </table:table-cell>
          <table:table-cell table:style-name="ce78" office:value-type="string">
            <text:p>243</text:p>
          </table:table-cell>
          <table:table-cell table:style-name="ce12" office:value-type="string">
            <text:p>Latter part of Feburary 1929</text:p>
          </table:table-cell>
          <table:table-cell table:style-name="ce12"/>
          <table:table-cell table:style-name="ce82"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94">
          <table:table-cell office:value-type="string">
            <text:p>20</text:p>
          </table:table-cell>
          <table:table-cell office:value-type="string">
            <text:p>246</text:p>
          </table:table-cell>
          <table:table-cell office:value-type="string">
            <text:p>Early part of March 1929.</text:p>
          </table:table-cell>
          <table:table-cell/>
          <table:table-cell table:style-name="ce82"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96">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99">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4">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4">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94" table:number-rows-repeated="1048551">
          <table:table-cell table:number-columns-repeated="1024"/>
        </table:table-row>
        <table:table-row table:style-name="ro94">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9">06/29/2013</text:date>, <text:time>03:0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6-29T03:00:57</dc:date>
    <meta:editing-duration>P13DT2H41M24S</meta:editing-duration>
    <meta:editing-cycles>225</meta:editing-cycles>
    <meta:generator>LibreOffice/3.3$Unix LibreOffice_project/330m18$Build-4</meta:generator>
    <meta:document-statistic meta:table-count="16" meta:cell-count="1316" meta:object-count="0"/>
  </office:meta>
</office:document-meta>
</file>